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04000000040E5229E2180B5FF18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aa<draw:frame draw:style-name="fr1" draw:name="Image1" text:anchor-type="char" svg:x="7.892cm" svg:y="2cm" svg:width="1.806cm" svg:height="1.806cm" draw:z-index="0"><draw:image xlink:href="Pictures/100002010000004000000040E5229E2180B5FF18.png" xlink:type="simple" xlink:show="embed" xlink:actuate="onLoad" loext:mime-type="image/png"/></draw:frame>bb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19-06-20T11:12:52.831839806</meta:creation-date>
    <dc:date>2019-06-21T16:47:55.477253116</dc:date>
    <dc:creator>Miklos Vajna</dc:creator>
    <meta:editing-duration>PT7M13S</meta:editing-duration>
    <meta:editing-cycles>3</meta:editing-cycles>
    <meta:generator>LibreOfficeDev/6.4.0.0.alpha0$Linux_X86_64 LibreOffice_project/f94c64a66c8eea82b9a0238c23e5e0842a932f38</meta:generator>
    <meta:document-statistic meta:table-count="0" meta:image-count="1" meta:object-count="0" meta:page-count="1" meta:paragraph-count="1" meta:word-count="1" meta:character-count="6" meta:non-whitespace-character-count="6"/>
  </office:meta>
</office:document-meta>
</file>